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P1" style:family="paragraph" style:parent-style-name="List_20_Paragraph" style:list-style-name="WWNum3">
      <style:paragraph-properties fo:margin-top="0in" fo:margin-bottom="0in" style:contextual-spacing="true" fo:line-height="150%" fo:text-align="justify" style:justify-single-word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08e250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08e250" officeooo:paragraph-rsid="0008e250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08e250" officeooo:paragraph-rsid="0008e250" style:font-size-asian="14pt" style:font-name-complex="Times New Roman1" style:font-size-complex="14pt"/>
    </style:style>
    <style:style style:name="P9" style:family="paragraph" style:parent-style-name="Standard">
      <style:text-properties style:font-name="Times New Roman" fo:font-size="14pt" officeooo:rsid="0008e250" officeooo:paragraph-rsid="0008e250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11" style:family="paragraph" style:parent-style-name="Standard">
      <style:paragraph-properties fo:margin-top="0in" fo:margin-bottom="0in" style:contextual-spacing="false" fo:line-height="150%" fo:text-align="end" style:justify-single-word="false"/>
    </style:style>
    <style:style style:name="P12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officeooo:paragraph-rsid="0008e250"/>
    </style:style>
    <style:style style:name="P13" style:family="paragraph" style:parent-style-name="Standard">
      <style:paragraph-properties fo:margin-top="0in" fo:margin-bottom="0in" style:contextual-spacing="false" fo:line-height="150%" fo:text-align="justify" style:justify-single-word="false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rsid="0008e250" officeooo:paragraph-rsid="0008e250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8e250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МИНИСТЕРСТВО ЦИФРОВОГО РАЗВИТИЯ, СВЯЗИ И МАССОВЫХ КОММУНИКАЦИЙ РОССИЙСКОЙ ФЕДЕРАЦИИ</text:span></text:p>
      <text:p text:style-name="P2"><text:span text:style-name="T1">Ордена трудового Красного Знамени федеральное государственное бюджетное</text:span></text:p>
      <text:p text:style-name="P2"><text:span text:style-name="T1">образовательное учреждение высшего образования</text:span></text:p>
      <text:p text:style-name="P2"><text:span text:style-name="T1">«Московский технический университет связи и информатики»</text:span></text:p>
      <text:p text:style-name="P3"/>
      <text:p text:style-name="P10"><text:span text:style-name="T2">Кафедра Математическая кибернетика и информационные технологии</text:span></text:p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10"><text:span text:style-name="T2">Отчет по </text:span><text:span text:style-name="T3">лабораторной работе №1</text:span></text:p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2">Выполнил: студент группы <text:s/></text:span><text:span text:style-name="T3">БПИ2401 </text:span></text:p>
      <text:p text:style-name="P12"><text:span text:style-name="T3">Принзин Кирилл Евгеньевич</text:span></text:p>
      <text:p text:style-name="P11"><text:span text:style-name="T3">Проверил: Харрасов <text:s/>Камиль Раисовчи</text:span><text:span text:style-name="T2"> </text:span></text:p>
      <text:p text:style-name="P5"/>
      <text:p text:style-name="P5"/>
      <text:p text:style-name="P6"/>
      <text:p text:style-name="P5"/>
      <text:p text:style-name="P5"/>
      <text:p text:style-name="P10"><text:span text:style-name="T2">Москва, 202</text:span><text:span text:style-name="T3">5</text:span></text:p>
      <text:p text:style-name="P10"><text:span text:style-name="T2"/></text:p>
      <text:p text:style-name="P14"><text:soft-page-break/><text:span text:style-name="T2">Цель работы:</text:span></text:p>
      <text:p text:style-name="P14"><text:span text:style-name="T2">Освоить базовые операции компиляции/запуска Java-программ, реализовать алгоритмы: <text:s/>вывод простых чисел ≤ 100, проверка строки на палиндром.</text:span></text:p>
      <text:p text:style-name="P14"><text:span text:style-name="T2"/></text:p>
      <text:p text:style-name="P14"><text:span text:style-name="T2">Ход работы:</text:span></text:p>
      <text:p text:style-name="P14"><text:span text:style-name="T2">1) Создать Maven‑проект из прилагаемого шаблона.<text:line-break/>2) Скомпилировать проект и запустить классы JavaHelloWorldProgram, Primes, Palindrome.<text:line-break/>3) Зафиксировать тестовые прогоны (ввод/вывод).</text:span></text:p>
      <text:p text:style-name="P14"><text:span text:style-name="T2">Ответы на контрольные вопросы:</text:span></text:p>
      <text:p text:style-name="P9">1. Java является компилируемым или интерпретируемым языком?</text:p>
      <text:p text:style-name="P9">Ответ: Оба подхода: код компилируется в байт‑код (.class), который исполняется JVM с интерпретацией и JIT-компиляцией.</text:p>
      <text:p text:style-name="P9">2. Что такое JVM и для чего предназначается?</text:p>
      <text:p text:style-name="P9">Ответ: Java Virtual Machine — исполняет байт‑код, обеспечивает переносимость, безопасность, управление памятью и JIT.</text:p>
      <text:p text:style-name="P9">3. Каков жизненный цикл программы на языке Java?</text:p>
      <text:p text:style-name="P9">Ответ: Написание кода → компиляция (javac) в байт‑код → выполнение байт‑кода JVM с JIT.</text:p>
      <text:p text:style-name="P9">4. Какие виды типов данных есть в языке Java?</text:p>
      <text:p text:style-name="P9">Ответ: Примитивные (byte, short, int, long, float, double, char, boolean) и ссылочные (классы, интерфейсы, массивы и т.д.).</text:p>
      <text:p text:style-name="P9">5. Чем примитивные типы данных отличаются от ссылочных?</text:p>
      <text:p text:style-name="P9">Ответ: Примитивы хранят значения напрямую (обычно на стеке), ссылочные — ссылки на объекты в куче.</text:p>
      <text:p text:style-name="P9">6. Как происходит преобразование примитивных типов в Java?</text:p>
      <text:p text:style-name="P9">Ответ: Неявное расширяющее (int→long, float→double и т.п.) и явное сужающее (double→float, long→int) с возможной потерей точности.</text:p>
      <text:p text:style-name="P9">7. Что такое байт-код и почему он важен для портируемости?</text:p>
      <text:p text:style-name="P9"><text:soft-page-break/>Ответ: Промежуточный формат, одинаково исполняемый JVM на разных платформах — обеспечивает WORA.</text:p>
      <text:p text:style-name="P9">8. Какой тип данных используется для символов и как они представлены?</text:p>
      <text:p text:style-name="P9">Ответ: Тип char (16‑битный Unicode).</text:p>
      <text:p text:style-name="P9">9. Что такое литералы в Java?</text:p>
      <text:p text:style-name="P9">Ответ: Фиксированные значения в исходном коде (например, 42, 3.14, 'a', "hello", true, null).</text:p>
      <text:p text:style-name="P9">10. Почему Java считается строго типизированным языком?</text:p>
      <text:p text:style-name="P9">Ответ: Типы проверяются на этапе компиляции и во время выполнения, исключая неявные небезопасные преобразования.</text:p>
      <text:p text:style-name="P9">11. Какие проблемы могут возникнуть при неявном преобразовании типов?</text:p>
      <text:p text:style-name="P8">Ответ: Потеря точности/переполнение при сужающих преобразованиях и неожиданные результаты арифметики.</text:p>
      <text:p text:style-name="P7">Вывод:</text:p>
      <text:p text:style-name="P14"><text:span text:style-name="T2">Цели выполнены. Получены навыки работы с компилятором Java, Maven и базовыми алгоритм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1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Default_20_Paragraph_20_Font" style:display-name="Default Paragraph Font" style:family="text"/>
    <style:style style:name="ft7" style:family="text" style:parent-style-name="Default_20_Paragraph_20_Font"/>
    <style:style style:name="ft19" style:family="text" style:parent-style-name="Default_20_Paragraph_20_Font"/>
    <style:style style:name="ft20" style:family="text" style:parent-style-name="Default_20_Paragraph_20_Font"/>
    <style:style style:name="ft21" style:family="text" style:parent-style-name="Default_20_Paragraph_20_Font"/>
    <style:style style:name="ft22" style:family="text" style:parent-style-name="Default_20_Paragraph_20_Font"/>
    <style:style style:name="ft23" style:family="text" style:parent-style-name="Default_20_Paragraph_20_Font"/>
    <style:style style:name="ft24" style:family="text" style:parent-style-name="Default_20_Paragraph_20_Font"/>
    <style:style style:name="ft25" style:family="text" style:parent-style-name="Default_20_Paragraph_20_Font"/>
    <style:style style:name="ft26" style:family="text" style:parent-style-name="Default_20_Paragraph_20_Font"/>
    <style:style style:name="ft27" style:family="text" style:parent-style-name="Default_20_Paragraph_20_Font"/>
    <style:style style:name="ft28" style:family="text" style:parent-style-name="Default_20_Paragraph_20_Font"/>
    <style:style style:name="ft29" style:family="text" style:parent-style-name="Default_20_Paragraph_20_Font"/>
    <style:style style:name="ft30" style:family="text" style:parent-style-name="Default_20_Paragraph_20_Font"/>
    <style:style style:name="ft31" style:family="text" style:parent-style-name="Default_20_Paragraph_20_Font"/>
    <style:style style:name="ft32" style:family="text" style:parent-style-name="Default_20_Paragraph_20_Font"/>
    <style:style style:name="ft33" style:family="text" style:parent-style-name="Default_20_Paragraph_20_Font"/>
    <style:style style:name="ft35" style:family="text" style:parent-style-name="Default_20_Paragraph_20_Font"/>
    <style:style style:name="ft36" style:family="text" style:parent-style-name="Default_20_Paragraph_20_Font"/>
    <style:style style:name="ft37" style:family="text" style:parent-style-name="Default_20_Paragraph_20_Font"/>
    <style:style style:name="ft40" style:family="text" style:parent-style-name="Default_20_Paragraph_20_Font"/>
    <style:style style:name="ft41" style:family="text" style:parent-style-name="Default_20_Paragraph_20_Font"/>
    <style:style style:name="ft42" style:family="text" style:parent-style-name="Default_20_Paragraph_20_Font"/>
    <style:style style:name="ft45" style:family="text" style:parent-style-name="Default_20_Paragraph_20_Font"/>
    <style:style style:name="ft46" style:family="text" style:parent-style-name="Default_20_Paragraph_20_Font"/>
    <style:style style:name="ft48" style:family="text" style:parent-style-name="Default_20_Paragraph_20_Font"/>
    <style:style style:name="ft49" style:family="text" style:parent-style-name="Default_20_Paragraph_20_Font"/>
    <style:style style:name="ft50" style:family="text" style:parent-style-name="Default_20_Paragraph_20_Font"/>
    <style:style style:name="ft51" style:family="text" style:parent-style-name="Default_20_Paragraph_20_Font"/>
    <style:style style:name="ft52" style:family="text" style:parent-style-name="Default_20_Paragraph_20_Font"/>
    <style:style style:name="ft53" style:family="text" style:parent-style-name="Default_20_Paragraph_20_Font"/>
    <style:style style:name="ft54" style:family="text" style:parent-style-name="Default_20_Paragraph_20_Font"/>
    <style:style style:name="ft55" style:family="text" style:parent-style-name="Default_20_Paragraph_20_Font"/>
    <style:style style:name="ft56" style:family="text" style:parent-style-name="Default_20_Paragraph_20_Font"/>
    <style:style style:name="ft58" style:family="text" style:parent-style-name="Default_20_Paragraph_20_Font"/>
    <style:style style:name="ft59" style:family="text" style:parent-style-name="Default_20_Paragraph_20_Font"/>
    <style:style style:name="ft64" style:family="text" style:parent-style-name="Default_20_Paragraph_20_Font"/>
    <style:style style:name="ft65" style:family="text" style:parent-style-name="Default_20_Paragraph_20_Font"/>
    <style:style style:name="ft66" style:family="text" style:parent-style-name="Default_20_Paragraph_20_Font"/>
    <style:style style:name="ft68" style:family="text" style:parent-style-name="Default_20_Paragraph_20_Font"/>
    <style:style style:name="ft67" style:family="text" style:parent-style-name="Default_20_Paragraph_20_Font"/>
    <style:style style:name="ft69" style:family="text" style:parent-style-name="Default_20_Paragraph_20_Font"/>
    <style:style style:name="ft71" style:family="text" style:parent-style-name="Default_20_Paragraph_20_Font"/>
    <style:style style:name="ft72" style:family="text" style:parent-style-name="Default_20_Paragraph_20_Font"/>
    <style:style style:name="ft13" style:family="text" style:parent-style-name="Default_20_Paragraph_20_Font"/>
    <style:style style:name="ft74" style:family="text" style:parent-style-name="Default_20_Paragraph_20_Font"/>
    <style:style style:name="ft2" style:family="text" style:parent-style-name="Default_20_Paragraph_20_Font"/>
    <style:style style:name="ft75" style:family="text" style:parent-style-name="Default_20_Paragraph_20_Font"/>
    <style:style style:name="ft76" style:family="text" style:parent-style-name="Default_20_Paragraph_20_Font"/>
    <style:style style:name="ft77" style:family="text" style:parent-style-name="Default_20_Paragraph_20_Font"/>
    <style:style style:name="ft78" style:family="text" style:parent-style-name="Default_20_Paragraph_20_Font"/>
    <style:style style:name="ft80" style:family="text" style:parent-style-name="Default_20_Paragraph_20_Font"/>
    <style:style style:name="ft81" style:family="text" style:parent-style-name="Default_20_Paragraph_20_Font"/>
    <style:style style:name="ft82" style:family="text" style:parent-style-name="Default_20_Paragraph_20_Font"/>
    <style:style style:name="ft83" style:family="text" style:parent-style-name="Default_20_Paragraph_20_Font"/>
    <style:style style:name="ft43" style:family="text" style:parent-style-name="Default_20_Paragraph_20_Font"/>
    <style:style style:name="ft79" style:family="text" style:parent-style-name="Default_20_Paragraph_20_Font"/>
    <style:style style:name="ft84" style:family="text" style:parent-style-name="Default_20_Paragraph_20_Font"/>
    <style:style style:name="ft85" style:family="text" style:parent-style-name="Default_20_Paragraph_20_Font"/>
    <style:style style:name="ft86" style:family="text" style:parent-style-name="Default_20_Paragraph_20_Font"/>
    <style:style style:name="ft87" style:family="text" style:parent-style-name="Default_20_Paragraph_20_Font"/>
    <style:style style:name="ft88" style:family="text" style:parent-style-name="Default_20_Paragraph_20_Font"/>
    <style:style style:name="ft90" style:family="text" style:parent-style-name="Default_20_Paragraph_20_Font"/>
    <style:style style:name="ft4" style:family="text" style:parent-style-name="Default_20_Paragraph_20_Font"/>
    <style:style style:name="ft92" style:family="text" style:parent-style-name="Default_20_Paragraph_20_Font"/>
    <style:style style:name="ft93" style:family="text" style:parent-style-name="Default_20_Paragraph_20_Font"/>
    <style:style style:name="ft94" style:family="text" style:parent-style-name="Default_20_Paragraph_20_Font"/>
    <style:style style:name="ft95" style:family="text" style:parent-style-name="Default_20_Paragraph_20_Font"/>
    <style:style style:name="ft96" style:family="text" style:parent-style-name="Default_20_Paragraph_20_Font"/>
    <style:style style:name="ft97" style:family="text" style:parent-style-name="Default_20_Paragraph_20_Font"/>
    <style:style style:name="ft98" style:family="text" style:parent-style-name="Default_20_Paragraph_20_Font"/>
    <style:style style:name="ft99" style:family="text" style:parent-style-name="Default_20_Paragraph_20_Font"/>
    <style:style style:name="ft100" style:family="text" style:parent-style-name="Default_20_Paragraph_20_Font"/>
    <style:style style:name="ft101" style:family="text" style:parent-style-name="Default_20_Paragraph_20_Font"/>
    <style:style style:name="ft102" style:family="text" style:parent-style-name="Default_20_Paragraph_20_Font"/>
    <style:style style:name="ft38" style:family="text" style:parent-style-name="Default_20_Paragraph_20_Font"/>
    <style:style style:name="ft103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Ш БИТИС</meta:initial-creator>
    <meta:editing-cycles>4</meta:editing-cycles>
    <meta:creation-date>2022-02-25T18:00:00</meta:creation-date>
    <dc:date>2025-09-21T17:59:40.383639436</dc:date>
    <meta:editing-duration>PT2M1S</meta:editing-duration>
    <meta:generator>LibreOffice/7.3.7.2$Linux_X86_64 LibreOffice_project/30$Build-2</meta:generator>
    <meta:document-statistic meta:table-count="0" meta:image-count="0" meta:object-count="0" meta:page-count="3" meta:paragraph-count="39" meta:word-count="340" meta:character-count="2626" meta:non-whitespace-character-count="2317"/>
    <meta:user-defined meta:name="AppVersion">16.0000</meta:user-defined>
    <meta:template xlink:type="simple" xlink:actuate="onRequest" xlink:title="Normal.dotm" xlink:href=""/>
  </office:meta>
</office:document-meta>
</file>